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hayllon Ryan<text:tab/><text:tab/>Info - 1</text:span></text:p>
      <text:p text:style-name="P2"/>
      <text:p text:style-name="P2"/>
      <text:p text:style-name="P1"><text:span text:style-name="T1">1 - Esteja certo da qualidade do nosso trabalho. Passamos os últimos três meses trabalhando sem descanso nele.</text:span></text:p>
      <text:p text:style-name="P2"/>
      <text:p text:style-name="P1"><text:span text:style-name="T1">Conclusão: Esteja certo da qualidade do nosso trabalho.</text:span></text:p>
      <text:p text:style-name="P1"><text:span text:style-name="T1">Premissa: Passamos os </text:span>últimos<text:span text:style-name="T1"> três meses trabalhando sem descanso nele.</text:span></text:p>
      <text:p text:style-name="P1"><text:span text:style-name="T1">Premissa: Se a pessoa passar muito tempo trabalhando </text:span>então<text:span text:style-name="T1"> o trabalho vai ter qualidade</text:span></text:p>
      <text:p text:style-name="P2"/>
      <text:p text:style-name="P1"><text:span text:style-name="T1">----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2"/>
      <text:p text:style-name="P1"><text:span text:style-name="T1">2 - É um absurdo que o presidente seja a favor de aumentar a idade da aposentadoria já que ele próprio se aposentou aos 33 anos.</text:span></text:p>
      <text:p text:style-name="P2"/>
      <text:p text:style-name="P1"><text:span text:style-name="T1">Conclusão: É um absurdo que o presidente seja a favor de aumentar a idade da aposentadoria.</text:span></text:p>
      <text:p text:style-name="P1"><text:span text:style-name="T1">Premissa: Ele </text:span>próprio<text:span text:style-name="T1"> se aposentou aos 33.</text:span></text:p>
      <text:p text:style-name="P1"><text:span text:style-name="T1">Premissa: Pela lei a pessoa tem que aposentar antes depois dos 63</text:span></text:p>
      <text:p text:style-name="P2"/>
      <text:p text:style-name="P1"><text:span text:style-name="T1">---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2"/>
      <text:p text:style-name="P1"><text:span text:style-name="T1">3 - É </text:span>ridículo<text:span text:style-name="T1"> que reclamem da contenção de gastos, o economista John Kenneth </text:span>Galbraith<text:span text:style-name="T1"> em pessoa defende que uma apertada política econômica é a melhor cura para a recessão.</text:span></text:p>
      <text:p text:style-name="P2"><text:soft-page-break/></text:p>
      <text:p text:style-name="P1"><text:span text:style-name="T1">Conclusão: É </text:span>ridículo<text:span text:style-name="T1"> que </text:span>reclamem<text:span text:style-name="T1"> da </text:span>contenção<text:span text:style-name="T1"> de gastos.</text:span></text:p>
      <text:p text:style-name="P1"><text:span text:style-name="T1">Premissa: O economista John Kenneth </text:span>Galbraith<text:span text:style-name="T1"> em pessoa defende</text:span></text:p>
      <text:p text:style-name="P1"><text:span text:style-name="T1">Premissa: Uma apertada </text:span>política<text:span text:style-name="T1"> é a melhor cura para </text:span>recessão<text:span text:style-name="T1"> </text:span></text:p>
      <text:p text:style-name="P2"/>
      <text:p text:style-name="P1"><text:span text:style-name="T1">--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2"/>
      <text:p text:style-name="P1"><text:span text:style-name="T1">4 - Se não reformar a </text:span>previdência<text:span text:style-name="T1">, vai ter a inflação, o que será muito ruim para o Brasil. Portanto, a reforma da </text:span>previdência<text:span text:style-name="T1"> proposta pelo governo tem que passar!</text:span></text:p>
      <text:p text:style-name="P2"/>
      <text:p text:style-name="P1"><text:span text:style-name="T1">Conclusão: A reforma da </text:span>previdência<text:span text:style-name="T1"> proposta pelo governo tem que passar!</text:span></text:p>
      <text:p text:style-name="P1"><text:span text:style-name="T1">Premissa: Se não reformar a </text:span>previdência<text:span text:style-name="T1">, vai ter a inflação</text:span></text:p>
      <text:p text:style-name="P1"><text:span text:style-name="T1">Premissa: será muito ruim para o Brasil.</text:span></text:p>
      <text:p text:style-name="P2"/>
      <text:p text:style-name="P1"><text:span text:style-name="T1">--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2"/>
      <text:p text:style-name="P1"><text:span text:style-name="T1">5 - Se Sócrates tivesse nascido em Estagira, seria grego, Sócrates era grego; logo, Sócrates nasceu em </text:span>Estagira<text:span text:style-name="T1">.</text:span></text:p>
      <text:p text:style-name="P2"/>
      <text:p text:style-name="P1"><text:span text:style-name="T1">Conclusão: Sócrates nasceu em </text:span>Estagira<text:span text:style-name="T1">.</text:span></text:p>
      <text:p text:style-name="P1"><text:span text:style-name="T1">Premissa: Se </text:span>Sócrates<text:span text:style-name="T1"> tivesse nascido em Estagira, seria grego.</text:span></text:p>
      <text:p text:style-name="P1"><text:span text:style-name="T1">premissa: </text:span>Sócrates<text:span text:style-name="T1"> era grego.</text:span></text:p>
      <text:p text:style-name="P2"/>
      <text:p text:style-name="P1"><text:soft-page-break/><text:span text:style-name="T1">--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2"/>
      <text:p text:style-name="P1"><text:span text:style-name="T1">6 - Já que a teoria da evolução diz que o homem veio do macaco, por que não vemos os macacos evoluindo para homens hoje?</text:span></text:p>
      <text:p text:style-name="P2"/>
      <text:p text:style-name="P1"><text:span text:style-name="T1">Conclusão: Logo a teoria da </text:span>evolução<text:span text:style-name="T1"> não </text:span>é<text:span text:style-name="T1"> verdadeira</text:span></text:p>
      <text:p text:style-name="P1"><text:span text:style-name="T1">Premissa: A teoria da </text:span>evolução<text:span text:style-name="T1"> </text:span>diz<text:span text:style-name="T1"> que o homem veio do macaco</text:span></text:p>
      <text:p text:style-name="P1"><text:span text:style-name="T1">Premissa: Por que não vemos os macacos evoluindo para homens hoje?</text:span></text:p>
      <text:p text:style-name="P1"><text:span text:style-name="T1">Premissa: Os macacos de hoje não estão evoluindo para seres humanos</text:span></text:p>
      <text:p text:style-name="P2"/>
      <text:p text:style-name="P1"><text:span text:style-name="T1">--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2"/>
      <text:p text:style-name="P1"><text:span text:style-name="T1">7 - Você percebe que o ateísmo é pernicioso quando observa o quanto ele torna as pessoas perniciosas.</text:span></text:p>
      <text:p text:style-name="P2"/>
      <text:p text:style-name="P1"><text:span text:style-name="T1">Conclusão: Ele torna as pessoas perniciosas </text:span></text:p>
      <text:p text:style-name="P1"><text:span text:style-name="T1">Premissa: O </text:span>ateísmo<text:span text:style-name="T1"> é pernicioso</text:span></text:p>
      <text:p text:style-name="P1"><text:span text:style-name="T1">Premissa: Os ateus são perniciosos</text:span></text:p>
      <text:p text:style-name="P2"/>
      <text:p text:style-name="P1"><text:span text:style-name="T1">---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2"/>
      <text:p text:style-name="P1"><text:span text:style-name="T1">8 - O coronavírus não mata tanto. Os números estão sendo manipulados pela mídia.</text:span></text:p>
      <text:p text:style-name="P2"/>
      <text:p text:style-name="P1"><text:soft-page-break/><text:span text:style-name="T1">Conclusão: O </text:span>coronavírus<text:span text:style-name="T1"> </text:span>não<text:span text:style-name="T1"> mata tanto</text:span></text:p>
      <text:p text:style-name="P1"><text:span text:style-name="T1">Premissa: Os numeros </text:span>estão<text:span text:style-name="T1"> sendo manipulados pela midia.</text:span></text:p>
      <text:p text:style-name="P1"><text:span text:style-name="T1">Premissa: A quantidade de pessoas morrendo são falsas</text:span></text:p>
      <text:p text:style-name="P2"/>
      <text:p text:style-name="P1"><text:span text:style-name="T1">------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2"/>
      <text:p text:style-name="P1"><text:span text:style-name="T1">9 - Se Deus fosse bom, onipotente e onisciente, o mal não existiria. Supondo que você não seja cego, é evidente que o mal existe, Logo, está claro que é Deus que não existe.</text:span></text:p>
      <text:p text:style-name="P2"/>
      <text:p text:style-name="P1"><text:span text:style-name="T1">Conclusão: Logo, </text:span>está<text:span text:style-name="T1"> claro que Deus </text:span>não<text:span text:style-name="T1"> é bom.</text:span></text:p>
      <text:p text:style-name="P1"><text:span text:style-name="T1">Premissa: Deus fosse bom, onipotente e onisciente, o mal não existiria.</text:span></text:p>
      <text:p text:style-name="P1"><text:span text:style-name="T1">Premissa: Supondo que você não seja cego, é evidente que o mal existe.</text:span></text:p>
      <text:p text:style-name="P2"/>
      <text:p text:style-name="P1"><text:span text:style-name="T1">---------------------------------------------------------------------------------------------------------------------------------------------------------------------------------------------------------------------------------------------------------------------</text:span></text:p>
      <text:p text:style-name="P2"/>
      <text:p text:style-name="P1"><text:span text:style-name="T1">10 - Os egípcios acreditavam em vida após a morte. Prova disso é a presença constante desse tema nos escritos egípcios encontrados pelos arqueólogos.</text:span></text:p>
      <text:p text:style-name="P2"/>
      <text:p text:style-name="P1"><text:span text:style-name="T1">Conclusão: Os </text:span>egípcios<text:span text:style-name="T1"> acreditavam na vida </text:span>após<text:span text:style-name="T1"> a morte.</text:span></text:p>
      <text:p text:style-name="P1"><text:span text:style-name="T1">Premissa: Presença constante desse tema nos escritos deles.</text:span></text:p>
      <text:p text:style-name="P1"><text:span text:style-name="T1">Premissa: Os </text:span>arqueólogos<text:span text:style-name="T1"> </text:span>encontraram<text:span text:style-name="T1"> as escritas</text:span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7" meta:paragraph-count="51" meta:word-count="529" meta:character-count="5404" meta:non-whitespace-character-count="4923"/>
    <meta:generator>LibreOfficeDev/6.0.5.2$Linux_X86_64 LibreOffice_project/</meta:generator>
  </office:meta>
</office:document-meta>
</file>